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rla" svg:font-family="Karla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2323"/>
      <style:text-properties fo:color="#8000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bb2323"/>
      <style:text-properties fo:color="#ffffff" style:text-outline="false" style:text-line-through-style="none" style:text-line-through-type="none" style:font-name="Karla" fo:font-size="18pt" fo:language="en" fo:country="GB" fo:font-style="normal" fo:text-shadow="none" style:text-underline-style="none" style:text-underline-mode="continuous" style:text-overline-mode="continuous" style:text-line-through-mode="continuous" style:font-name-asian="FreeSans" style:font-size-asian="18pt" style:language-asian="hi" style:country-asian="IN" style:font-style-asian="normal" style:font-size-complex="18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Karla" style:font-weight-asian="bold" style:font-size-complex="18pt" style:font-size-asian="18pt" style:font-name-asian="FreeSans" style:language-asian="none" style:country-asian="none" fo:language="none" fo:country="none" fo:font-weight="bold" fo:font-size="18pt" style:font-weight-complex="bold" fo:color="#ffffff"/>
    </style:style>
    <style:style style:name="T2" style:family="text">
      <style:text-properties style:font-name="Karla" style:font-size-complex="18pt" style:font-size-asian="18pt" style:font-name-asian="FreeSans" style:language-asian="none" style:country-asian="none" fo:language="none" fo:country="none" fo:font-size="18pt" fo:color="#ffffff" style:font-weight-complex="normal" style:font-weight-asian="normal" fo:font-weight="normal"/>
    </style:style>
    <style:style style:name="T3" style:family="text">
      <style:text-properties style:font-name="Karla" style:font-size-complex="18pt" style:font-size-asian="18pt" style:font-name-asian="FreeSans" style:language-asian="none" style:country-asian="none" fo:language="none" fo:country="none" fo:font-size="18pt" fo:color="#ffffff" style:font-weight-complex="bold" style:font-weight-asian="bold" fo:font-weight="bold"/>
    </style:style>
    <style:style style:name="T4" style:family="text">
      <style:text-properties style:font-name="Karla" style:font-size-complex="18pt" style:font-size-asian="18pt" style:font-name-asian="FreeSans" style:language-asian="none" style:country-asian="none" fo:language="none" fo:country="none" fo:font-size="18pt" fo:color="#ffffff" fo:font-weight="normal" style:font-weight-asian="normal" style:font-weight-complex="normal"/>
    </style:style>
    <style:style style:name="T5" style:family="text">
      <style:text-properties style:font-name="Karla" style:font-size-complex="18pt" style:font-size-asian="18pt" style:font-name-asian="FreeSans" style:language-asian="none" style:country-asian="none" fo:language="none" fo:country="none" fo:font-size="18pt" fo:color="#ffffff" fo:font-weight="bold" style:font-weight-asian="bold" style:font-weight-complex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12.39cm" svg:height="11.268cm" svg:x="7.599cm" svg:y="3.533cm">
            <draw:object draw:notify-on-update-of-ranges="Sheet1.B8:Sheet1.B32 Sheet1.C8:Sheet1.C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row table:style-name="ro1">
          <table:table-cell table:style-name="ce1" table:number-columns-repeated="9"/>
        </table:table-row>
        <table:table-row table:style-name="ro2">
          <table:table-cell table:style-name="ce1"/>
          <table:table-cell table:style-name="ce3" office:value-type="string" calcext:value-type="string">
            <text:p><text:span text:style-name="T1">C</text:span><text:span text:style-name="T2">ollabora </text:span><text:span text:style-name="T3">O</text:span><text:span text:style-name="T4">nline </text:span><text:span text:style-name="T5">D</text:span><text:span text:style-name="T4">evelopment </text:span><text:span text:style-name="T5">E</text:span><text:span text:style-name="T4">dition (CODE)</text:span></text:p>
          </table:table-cell>
          <table:table-cell table:style-name="ce1" table:number-columns-repeated="7"/>
        </table:table-row>
        <table:table-row table:style-name="ro1">
          <table:table-cell table:style-name="ce1"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Point interval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/>
          <table:table-cell table:formula="of:=0*[.C5]" office:value-type="float" office:value="0" calcext:value-type="float">
            <text:p>0</text:p>
          </table:table-cell>
          <table:table-cell table:formula="of:= SIN (RADIANS ([.B8]))" office:value-type="float" office:value="0" calcext:value-type="float">
            <text:p>0.0000</text:p>
          </table:table-cell>
          <table:table-cell table:number-columns-repeated="6"/>
        </table:table-row>
        <table:table-row table:style-name="ro1">
          <table:table-cell/>
          <table:table-cell table:formula="of:=1*[.C5]" office:value-type="float" office:value="15" calcext:value-type="float">
            <text:p>15</text:p>
          </table:table-cell>
          <table:table-cell table:formula="of:= SIN (RADIANS ([.B9]))" office:value-type="float" office:value="0.258819045102521" calcext:value-type="float">
            <text:p>0.2588</text:p>
          </table:table-cell>
          <table:table-cell table:number-columns-repeated="6"/>
        </table:table-row>
        <table:table-row table:style-name="ro1">
          <table:table-cell/>
          <table:table-cell table:formula="of:=2*[.C5]" office:value-type="float" office:value="30" calcext:value-type="float">
            <text:p>30</text:p>
          </table:table-cell>
          <table:table-cell table:formula="of:= SIN (RADIANS ([.B10]))" office:value-type="float" office:value="0.5" calcext:value-type="float">
            <text:p>0.5000</text:p>
          </table:table-cell>
          <table:table-cell table:number-columns-repeated="6"/>
        </table:table-row>
        <table:table-row table:style-name="ro1">
          <table:table-cell/>
          <table:table-cell table:formula="of:=3*[.C5]" office:value-type="float" office:value="45" calcext:value-type="float">
            <text:p>45</text:p>
          </table:table-cell>
          <table:table-cell table:formula="of:= SIN (RADIANS ([.B11]))" office:value-type="float" office:value="0.707106781186547" calcext:value-type="float">
            <text:p>0.7071</text:p>
          </table:table-cell>
          <table:table-cell table:number-columns-repeated="6"/>
        </table:table-row>
        <table:table-row table:style-name="ro1">
          <table:table-cell/>
          <table:table-cell table:formula="of:=4*[.C5]" office:value-type="float" office:value="60" calcext:value-type="float">
            <text:p>60</text:p>
          </table:table-cell>
          <table:table-cell table:formula="of:= SIN (RADIANS ([.B12]))" office:value-type="float" office:value="0.866025403784439" calcext:value-type="float">
            <text:p>0.8660</text:p>
          </table:table-cell>
          <table:table-cell table:number-columns-repeated="6"/>
        </table:table-row>
        <table:table-row table:style-name="ro1">
          <table:table-cell/>
          <table:table-cell table:formula="of:=5*[.C5]" office:value-type="float" office:value="75" calcext:value-type="float">
            <text:p>75</text:p>
          </table:table-cell>
          <table:table-cell table:formula="of:= SIN (RADIANS ([.B13]))" office:value-type="float" office:value="0.965925826289068" calcext:value-type="float">
            <text:p>0.9659</text:p>
          </table:table-cell>
          <table:table-cell table:number-columns-repeated="6"/>
        </table:table-row>
        <table:table-row table:style-name="ro1">
          <table:table-cell/>
          <table:table-cell table:formula="of:=6*[.C5]" office:value-type="float" office:value="90" calcext:value-type="float">
            <text:p>90</text:p>
          </table:table-cell>
          <table:table-cell table:formula="of:= SIN (RADIANS ([.B14]))" office:value-type="float" office:value="1" calcext:value-type="float">
            <text:p>1.0000</text:p>
          </table:table-cell>
          <table:table-cell table:number-columns-repeated="6"/>
        </table:table-row>
        <table:table-row table:style-name="ro1">
          <table:table-cell/>
          <table:table-cell table:formula="of:=7*[.C5]" office:value-type="float" office:value="105" calcext:value-type="float">
            <text:p>105</text:p>
          </table:table-cell>
          <table:table-cell table:formula="of:= SIN (RADIANS ([.B15]))" office:value-type="float" office:value="0.965925826289068" calcext:value-type="float">
            <text:p>0.9659</text:p>
          </table:table-cell>
          <table:table-cell table:number-columns-repeated="6"/>
        </table:table-row>
        <table:table-row table:style-name="ro1">
          <table:table-cell/>
          <table:table-cell table:formula="of:=8*[.C5]" office:value-type="float" office:value="120" calcext:value-type="float">
            <text:p>120</text:p>
          </table:table-cell>
          <table:table-cell table:formula="of:= SIN (RADIANS ([.B16]))" office:value-type="float" office:value="0.866025403784439" calcext:value-type="float">
            <text:p>0.8660</text:p>
          </table:table-cell>
          <table:table-cell table:number-columns-repeated="6"/>
        </table:table-row>
        <table:table-row table:style-name="ro1">
          <table:table-cell/>
          <table:table-cell table:formula="of:=9*[.C5]" office:value-type="float" office:value="135" calcext:value-type="float">
            <text:p>135</text:p>
          </table:table-cell>
          <table:table-cell table:formula="of:= SIN (RADIANS ([.B17]))" office:value-type="float" office:value="0.707106781186548" calcext:value-type="float">
            <text:p>0.7071</text:p>
          </table:table-cell>
          <table:table-cell table:number-columns-repeated="6"/>
        </table:table-row>
        <table:table-row table:style-name="ro1">
          <table:table-cell/>
          <table:table-cell table:formula="of:=10*[.C5]" office:value-type="float" office:value="150" calcext:value-type="float">
            <text:p>150</text:p>
          </table:table-cell>
          <table:table-cell table:formula="of:= SIN (RADIANS ([.B18]))" office:value-type="float" office:value="0.5" calcext:value-type="float">
            <text:p>0.5000</text:p>
          </table:table-cell>
          <table:table-cell table:number-columns-repeated="6"/>
        </table:table-row>
        <table:table-row table:style-name="ro1">
          <table:table-cell/>
          <table:table-cell table:formula="of:=11*[.C5]" office:value-type="float" office:value="165" calcext:value-type="float">
            <text:p>165</text:p>
          </table:table-cell>
          <table:table-cell table:formula="of:= SIN (RADIANS ([.B19]))" office:value-type="float" office:value="0.258819045102521" calcext:value-type="float">
            <text:p>0.2588</text:p>
          </table:table-cell>
          <table:table-cell table:number-columns-repeated="6"/>
        </table:table-row>
        <table:table-row table:style-name="ro1">
          <table:table-cell/>
          <table:table-cell table:formula="of:=12*[.C5]" office:value-type="float" office:value="180" calcext:value-type="float">
            <text:p>180</text:p>
          </table:table-cell>
          <table:table-cell table:formula="of:= SIN (RADIANS ([.B20]))" office:value-type="float" office:value="1.22464679914735E-016" calcext:value-type="float">
            <text:p>0.0000</text:p>
          </table:table-cell>
          <table:table-cell table:number-columns-repeated="6"/>
        </table:table-row>
        <table:table-row table:style-name="ro1">
          <table:table-cell/>
          <table:table-cell table:formula="of:=13*[.C5]" office:value-type="float" office:value="195" calcext:value-type="float">
            <text:p>195</text:p>
          </table:table-cell>
          <table:table-cell table:formula="of:= SIN (RADIANS ([.B21]))" office:value-type="float" office:value="-0.258819045102521" calcext:value-type="float">
            <text:p>-0.2588</text:p>
          </table:table-cell>
          <table:table-cell table:number-columns-repeated="6"/>
        </table:table-row>
        <table:table-row table:style-name="ro1">
          <table:table-cell/>
          <table:table-cell table:formula="of:=14*[.C5]" office:value-type="float" office:value="210" calcext:value-type="float">
            <text:p>210</text:p>
          </table:table-cell>
          <table:table-cell table:formula="of:= SIN (RADIANS ([.B22]))" office:value-type="float" office:value="-0.5" calcext:value-type="float">
            <text:p>-0.5000</text:p>
          </table:table-cell>
          <table:table-cell table:number-columns-repeated="6"/>
        </table:table-row>
        <table:table-row table:style-name="ro1">
          <table:table-cell/>
          <table:table-cell table:formula="of:=15*[.C5]" office:value-type="float" office:value="225" calcext:value-type="float">
            <text:p>225</text:p>
          </table:table-cell>
          <table:table-cell table:formula="of:= SIN (RADIANS ([.B23]))" office:value-type="float" office:value="-0.707106781186547" calcext:value-type="float">
            <text:p>-0.7071</text:p>
          </table:table-cell>
          <table:table-cell table:number-columns-repeated="6"/>
        </table:table-row>
        <table:table-row table:style-name="ro1">
          <table:table-cell/>
          <table:table-cell table:formula="of:=16*[.C5]" office:value-type="float" office:value="240" calcext:value-type="float">
            <text:p>240</text:p>
          </table:table-cell>
          <table:table-cell table:formula="of:= SIN (RADIANS ([.B24]))" office:value-type="float" office:value="-0.866025403784438" calcext:value-type="float">
            <text:p>-0.8660</text:p>
          </table:table-cell>
          <table:table-cell table:number-columns-repeated="6"/>
        </table:table-row>
        <table:table-row table:style-name="ro1">
          <table:table-cell/>
          <table:table-cell table:formula="of:=17*[.C5]" office:value-type="float" office:value="255" calcext:value-type="float">
            <text:p>255</text:p>
          </table:table-cell>
          <table:table-cell table:formula="of:= SIN (RADIANS ([.B25]))" office:value-type="float" office:value="-0.965925826289068" calcext:value-type="float">
            <text:p>-0.9659</text:p>
          </table:table-cell>
          <table:table-cell table:number-columns-repeated="6"/>
        </table:table-row>
        <table:table-row table:style-name="ro1">
          <table:table-cell/>
          <table:table-cell table:formula="of:=18*[.C5]" office:value-type="float" office:value="270" calcext:value-type="float">
            <text:p>270</text:p>
          </table:table-cell>
          <table:table-cell table:formula="of:= SIN (RADIANS ([.B26]))" office:value-type="float" office:value="-1" calcext:value-type="float">
            <text:p>-1.0000</text:p>
          </table:table-cell>
          <table:table-cell table:number-columns-repeated="6"/>
        </table:table-row>
        <table:table-row table:style-name="ro1">
          <table:table-cell/>
          <table:table-cell table:formula="of:=19*[.C5]" office:value-type="float" office:value="285" calcext:value-type="float">
            <text:p>285</text:p>
          </table:table-cell>
          <table:table-cell table:formula="of:= SIN (RADIANS ([.B27]))" office:value-type="float" office:value="-0.965925826289068" calcext:value-type="float">
            <text:p>-0.9659</text:p>
          </table:table-cell>
          <table:table-cell table:number-columns-repeated="6"/>
        </table:table-row>
        <table:table-row table:style-name="ro1">
          <table:table-cell/>
          <table:table-cell table:formula="of:=20*[.C5]" office:value-type="float" office:value="300" calcext:value-type="float">
            <text:p>300</text:p>
          </table:table-cell>
          <table:table-cell table:formula="of:= SIN (RADIANS ([.B28]))" office:value-type="float" office:value="-0.866025403784439" calcext:value-type="float">
            <text:p>-0.8660</text:p>
          </table:table-cell>
          <table:table-cell table:number-columns-repeated="6"/>
        </table:table-row>
        <table:table-row table:style-name="ro1">
          <table:table-cell/>
          <table:table-cell table:formula="of:=21*[.C5]" office:value-type="float" office:value="315" calcext:value-type="float">
            <text:p>315</text:p>
          </table:table-cell>
          <table:table-cell table:formula="of:= SIN (RADIANS ([.B29]))" office:value-type="float" office:value="-0.707106781186548" calcext:value-type="float">
            <text:p>-0.7071</text:p>
          </table:table-cell>
          <table:table-cell table:number-columns-repeated="6"/>
        </table:table-row>
        <table:table-row table:style-name="ro1">
          <table:table-cell/>
          <table:table-cell table:formula="of:=22*[.C5]" office:value-type="float" office:value="330" calcext:value-type="float">
            <text:p>330</text:p>
          </table:table-cell>
          <table:table-cell table:formula="of:= SIN (RADIANS ([.B30]))" office:value-type="float" office:value="-0.5" calcext:value-type="float">
            <text:p>-0.5000</text:p>
          </table:table-cell>
          <table:table-cell table:number-columns-repeated="6"/>
        </table:table-row>
        <table:table-row table:style-name="ro1">
          <table:table-cell/>
          <table:table-cell table:formula="of:=23*[.C5]" office:value-type="float" office:value="345" calcext:value-type="float">
            <text:p>345</text:p>
          </table:table-cell>
          <table:table-cell table:formula="of:= SIN (RADIANS ([.B31]))" office:value-type="float" office:value="-0.258819045102521" calcext:value-type="float">
            <text:p>-0.2588</text:p>
          </table:table-cell>
          <table:table-cell table:number-columns-repeated="6"/>
        </table:table-row>
        <table:table-row table:style-name="ro1">
          <table:table-cell/>
          <table:table-cell table:formula="of:=24*[.C5]" office:value-type="float" office:value="360" calcext:value-type="float">
            <text:p>360</text:p>
          </table:table-cell>
          <table:table-cell table:formula="of:= SIN (RADIANS ([.B32]))" office:value-type="float" office:value="-2.44929359829471E-016" calcext:value-type="float">
            <text:p>0.0000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/>
          <table:table-cell office:value-type="float" office:value="10009" calcext:value-type="float">
            <text:p>10009</text:p>
          </table:table-cell>
        </table:table-row>
        <table:table-row table:style-name="ro1">
          <table:table-cell/>
          <table:table-cell office:value-type="float" office:value="10010" calcext:value-type="float">
            <text:p>10010</text:p>
          </table:table-cell>
        </table:table-row>
        <table:table-row table:style-name="ro1">
          <table:table-cell/>
          <table:table-cell office:value-type="float" office:value="10011" calcext:value-type="float">
            <text:p>10011</text:p>
          </table:table-cell>
        </table:table-row>
        <table:table-row table:style-name="ro1">
          <table:table-cell/>
          <table:table-cell office:value-type="float" office:value="10012" calcext:value-type="float">
            <text:p>10012</text:p>
          </table:table-cell>
        </table:table-row>
        <table:table-row table:style-name="ro1">
          <table:table-cell/>
          <table:table-cell office:value-type="float" office:value="10013" calcext:value-type="float">
            <text:p>10013</text:p>
          </table:table-cell>
        </table:table-row>
        <table:table-row table:style-name="ro1">
          <table:table-cell/>
          <table:table-cell office:value-type="float" office:value="10014" calcext:value-type="float">
            <text:p>10014</text:p>
          </table:table-cell>
        </table:table-row>
        <table:table-row table:style-name="ro1">
          <table:table-cell/>
          <table:table-cell office:value-type="float" office:value="10015" calcext:value-type="float">
            <text:p>10015</text:p>
          </table:table-cell>
        </table:table-row>
        <table:table-row table:style-name="ro1">
          <table:table-cell/>
          <table:table-cell office:value-type="float" office:value="10016" calcext:value-type="float">
            <text:p>10016</text:p>
          </table:table-cell>
        </table:table-row>
        <table:table-row table:style-name="ro1">
          <table:table-cell/>
          <table:table-cell office:value-type="float" office:value="10017" calcext:value-type="float">
            <text:p>10017</text:p>
          </table:table-cell>
        </table:table-row>
        <table:table-row table:style-name="ro1">
          <table:table-cell/>
          <table:table-cell office:value-type="float" office:value="10018" calcext:value-type="float">
            <text:p>10018</text:p>
          </table:table-cell>
        </table:table-row>
        <table:table-row table:style-name="ro1">
          <table:table-cell/>
          <table:table-cell office:value-type="float" office:value="10019" calcext:value-type="float">
            <text:p>10019</text:p>
          </table:table-cell>
        </table:table-row>
        <table:table-row table:style-name="ro1">
          <table:table-cell/>
          <table:table-cell office:value-type="float" office:value="10020" calcext:value-type="float">
            <text:p>10020</text:p>
          </table:table-cell>
        </table:table-row>
        <table:table-row table:style-name="ro1">
          <table:table-cell/>
          <table:table-cell office:value-type="float" office:value="10021" calcext:value-type="float">
            <text:p>100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rla" svg:font-family="Karla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style:style style:name="Default" style:family="table-cell">
      <style:text-properties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04:12:19.712885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2-03T09:01:10.353445073</meta:creation-date>
    <dc:date>2017-02-27T13:48:15.396053331</dc:date>
    <meta:editing-duration>PT33M14S</meta:editing-duration>
    <meta:editing-cycles>5</meta:editing-cycles>
    <meta:generator>Collabora_Office/6.4.10.20$Linux_X86_64 LibreOffice_project/85586e2cbb47709f63208f3048f7bf7f748a4887</meta:generator>
    <meta:document-statistic meta:table-count="3" meta:cell-count="9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3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square" chart:symbol-width="0.25cm" chart:symbol-height="0.25cm" chart:link-data-style-to-source="true"/>
      <style:graphic-properties svg:stroke-width="0.1cm" svg:stroke-color="#ffffff" draw:fill-color="#ffff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gradient" draw:fill-color="#e6e6e6" draw:fill-gradient-name="Purple_20_Haz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391cm" svg:height="11.269cm" xlink:href=".." xlink:type="simple" chart:class="chart:scatter" chart:style-name="ch1">
        <chart:subtitle svg:x="0cm" svg:y="0cm" chart:style-name="ch2">
          <text:p/>
        </chart:subtitle>
        <chart:plot-area chart:style-name="ch3" table:cell-range-address="Sheet1.B8:Sheet1.C32" svg:x="0.247cm" svg:y="0.225cm" svg:width="11.897cm" svg:height="10.819cm">
          <chart:coordinate-region svg:x="1.636cm" svg:y="0.424cm" svg:width="10.228cm" svg:height="10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8:Sheet1.C32" chart:class="chart:scatter">
            <chart:domain table:cell-range-address="Sheet1.B8:Sheet1.B32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8:Sheet1.B32</svg:desc>
                </draw:g>
              </table:table-cell>
              <table:table-cell office:value-type="float" office:value="0">
                <text:p>0</text:p>
                <draw:g>
                  <svg:desc>Sheet1.C8:Sheet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1">
                <text:p>-0.2588190451025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Collabora_Office/6.4.10.20$Linux_X86_64 LibreOffice_project/85586e2cbb47709f63208f3048f7bf7f748a4887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Purple_20_Haze" draw:display-name="Purple Haze" draw:style="linear" draw:start-color="#660066" draw:end-color="#ff8080" draw:start-intensity="100%" draw:end-intensity="100%" draw:angle="9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